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.denote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mpl.isEquivalentTo( Path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lemen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FactoryImpl.create( Path . Element [ ]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denote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mpl.getAncestor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actoryImp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mpl.isCanonic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mpl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hFactoryImpl.getCur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ement.Element( Name 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mpl.denotesRoo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List elem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actoryImpl.getParen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alElement.denote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mpl.isNorm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mpl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FactoryImpl.create( Name nam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FactoryImpl.getCache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Impl.getCanonical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.denote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denotes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mpl.computeRelativePath( Path oth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athImpl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actoryImpl.create( Path parent , Path relPath , boolean normal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.getNormalized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cialElement.denotes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alElement.SpecialElement( 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der.getPa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Impl.isDescendantOf( Path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FactoryImpl.create( Path parent , Name name , boolean normal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Impl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Impl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mpl.isAncestorOf( Path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Impl.getDep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Impl.getNormalizedPath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thFactoryImpl.createElement( Name name ,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Impl.PathImpl( Path . Element [ ] elements , boolean isNormaliz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Imp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FactoryImpl.getRoo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mpl.subPath( int from , int t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FactoryImpl.createElement( Name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FactoryImpl.Path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thFactoryImpl.create( String pathStr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thFactoryImpl.create( 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mpl.getAncestor( int degre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thFactoryImpl.create( Path parent , Name name , int index , boolean normal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Impl.getNam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alElement.denote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actoryImpl.getRoo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Path . Element [ ] element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athFactoryImpl.createElement( String elementStr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pecialElement.denotes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